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2.343cm"/>
    </style:style>
    <style:style style:name="gr2" style:family="graphic" style:parent-style-name="standard">
      <style:graphic-properties draw:stroke="none" draw:fill-color="#c0c0c0" draw:textarea-horizontal-align="justify" draw:textarea-vertical-align="middle" draw:auto-grow-height="false" fo:min-height="3.25cm" fo:min-width="3cm"/>
    </style:style>
    <style:style style:name="gr3" style:family="graphic" style:parent-style-name="standard">
      <style:graphic-properties draw:stroke="none" draw:fill="solid" draw:fill-color="#be1931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center"/>
      <style:text-properties style:font-name="Purisa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="solid" draw:fill-color="#be1931"/>
    </style:style>
    <style:style style:name="P5" style:family="paragraph">
      <loext:graphic-properties draw:fill-color="#ffffff"/>
    </style:style>
    <style:style style:name="T1" style:family="text">
      <style:text-properties style:font-name="Puris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8.786cm" svg:height="2.593cm" svg:x="-0.428cm" svg:y="7.7cm">
          <draw:text-box>
            <text:p text:style-name="P1"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/draw:text-box>
        </draw:frame>
        <draw:g>
          <draw:g>
            <draw:custom-shape draw:style-name="gr2" draw:text-style-name="P3" draw:layer="layout" svg:width="3.5cm" svg:height="3.5cm" svg:x="0.415cm" svg:y="0.2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3" draw:text-style-name="P4" draw:layer="layout" svg:width="1.905cm" svg:height="2.251cm" svg:x="1.369cm" svg:y="0.552cm" svg:viewBox="0 0 1906 2252" svg:d="M819 2252c-152 0-273-122-273-269v-361c0-150 121-269 273-269 54-2 543-91 543-450 0-182-181-362-454-362-222 0-362 180-362 269 0 151-124 273-273 273-154 0-273-122-273-273 0-439 418-810 908-810 727 0 998 539 998 992 0 373-208 658-581 802-84 31-163 54-235 68v121c0 147-124 269-271 269z">
                <text:p/>
              </draw:path>
              <draw:path draw:style-name="gr3" draw:text-style-name="P4" draw:layer="layout" svg:width="0.545cm" svg:height="0.543cm" svg:x="1.913cm" svg:y="2.978cm" svg:viewBox="0 0 546 544" svg:d="M546 273c0 149-124 271-273 271-152 0-273-122-273-271 0-152 121-273 273-273 149 0 273 121 273 273z">
                <text:p/>
              </draw:path>
            </draw:g>
          </draw:g>
          <draw:g>
            <draw:custom-shape draw:style-name="gr2" draw:text-style-name="P3" draw:layer="layout" svg:width="3.5cm" svg:height="3.5cm" svg:x="0.415cm" svg:y="3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3" draw:text-style-name="P4" draw:layer="layout" svg:width="1.905cm" svg:height="2.251cm" svg:x="1.369cm" svg:y="4.152cm" svg:viewBox="0 0 1906 2252" svg:d="M819 2252c-152 0-273-122-273-269v-361c0-150 121-269 273-269 54-2 543-91 543-450 0-182-181-362-454-362-222 0-362 180-362 269 0 151-124 273-273 273-154 0-273-122-273-273 0-439 418-810 908-810 727 0 998 539 998 992 0 373-208 658-581 802-84 31-163 54-235 68v121c0 147-124 269-271 269z">
                <text:p/>
              </draw:path>
              <draw:path draw:style-name="gr3" draw:text-style-name="P4" draw:layer="layout" svg:width="0.545cm" svg:height="0.543cm" svg:x="1.913cm" svg:y="6.578cm" svg:viewBox="0 0 546 544" svg:d="M546 273c0 149-124 271-273 271-152 0-273-122-273-271 0-152 121-273 273-273 149 0 273 121 273 273z">
                <text:p/>
              </draw:path>
            </draw:g>
          </draw:g>
          <draw:g>
            <draw:custom-shape draw:style-name="gr2" draw:text-style-name="P3" draw:layer="layout" svg:width="3.5cm" svg:height="3.5cm" svg:x="4.015cm" svg:y="3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3" draw:text-style-name="P4" draw:layer="layout" svg:width="1.905cm" svg:height="2.251cm" svg:x="4.969cm" svg:y="4.152cm" svg:viewBox="0 0 1906 2252" svg:d="M819 2252c-152 0-273-122-273-269v-361c0-150 121-269 273-269 54-2 543-91 543-450 0-182-181-362-454-362-222 0-362 180-362 269 0 151-124 273-273 273-154 0-273-122-273-273 0-439 418-810 908-810 727 0 998 539 998 992 0 373-208 658-581 802-84 31-163 54-235 68v121c0 147-124 269-271 269z">
                <text:p/>
              </draw:path>
              <draw:path draw:style-name="gr3" draw:text-style-name="P4" draw:layer="layout" svg:width="0.545cm" svg:height="0.543cm" svg:x="5.513cm" svg:y="6.578cm" svg:viewBox="0 0 546 544" svg:d="M546 273c0 149-124 271-273 271-152 0-273-122-273-271 0-152 121-273 273-273 149 0 273 121 273 273z">
                <text:p/>
              </draw:path>
            </draw:g>
          </draw:g>
          <draw:g>
            <draw:custom-shape draw:style-name="gr2" draw:text-style-name="P3" draw:layer="layout" svg:width="3.5cm" svg:height="3.5cm" svg:x="4.015cm" svg:y="0.2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3" draw:text-style-name="P4" draw:layer="layout" svg:width="1.905cm" svg:height="2.251cm" svg:x="4.969cm" svg:y="0.552cm" svg:viewBox="0 0 1906 2252" svg:d="M819 2252c-152 0-273-122-273-269v-361c0-150 121-269 273-269 54-2 543-91 543-450 0-182-181-362-454-362-222 0-362 180-362 269 0 151-124 273-273 273-154 0-273-122-273-273 0-439 418-810 908-810 727 0 998 539 998 992 0 373-208 658-581 802-84 31-163 54-235 68v121c0 147-124 269-271 269z">
                <text:p/>
              </draw:path>
              <draw:path draw:style-name="gr3" draw:text-style-name="P4" draw:layer="layout" svg:width="0.545cm" svg:height="0.543cm" svg:x="5.513cm" svg:y="2.978cm" svg:viewBox="0 0 546 544" svg:d="M546 273c0 149-124 271-273 271-152 0-273-122-273-271 0-152 121-273 273-273 149 0 273 121 273 273z">
                <text:p/>
              </draw:path>
            </draw:g>
          </draw:g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1cm" fo:margin-bottom="0cm" fo:text-indent="0cm"/>
      <style:text-properties fo:font-size="17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76cm" fo:margin-bottom="0cm" fo:text-indent="0cm"/>
      <style:text-properties fo:font-size="15.1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14cm" fo:margin-bottom="0cm" fo:text-indent="0cm"/>
      <style:text-properties fo:font-size="12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52cm" fo:margin-bottom="0cm" fo:text-indent="0cm"/>
      <style:text-properties fo:font-size="12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52cm" fo:margin-bottom="0cm" fo:text-indent="0cm"/>
      <style:text-properties fo:font-size="12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52cm" fo:margin-bottom="0cm" fo:text-indent="0cm"/>
      <style:text-properties fo:font-size="12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52cm" fo:margin-bottom="0cm" fo:text-indent="0cm"/>
      <style:text-properties fo:font-size="12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52cm" fo:margin-bottom="0cm" fo:text-indent="0cm"/>
      <style:text-properties fo:font-size="12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93cm" fo:page-height="1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46cm" svg:height="7.575cm" svg:x="2.769cm" svg:y="2.485cm"/>
      <draw:page-thumbnail draw:layer="backgroundobjects" svg:width="5.46cm" svg:height="7.575cm" svg:x="2.769cm" svg:y="11.061cm"/>
      <draw:page-thumbnail draw:layer="backgroundobjects" svg:width="5.46cm" svg:height="7.575cm" svg:x="2.769cm" svg:y="19.637cm"/>
      <draw:page-thumbnail draw:layer="backgroundobjects" svg:width="5.46cm" svg:height="7.575cm" svg:x="12.769cm" svg:y="2.485cm"/>
      <draw:page-thumbnail draw:layer="backgroundobjects" svg:width="5.46cm" svg:height="7.575cm" svg:x="12.769cm" svg:y="11.061cm"/>
      <draw:page-thumbnail draw:layer="backgroundobjects" svg:width="5.46cm" svg:height="7.575cm" svg:x="12.769cm" svg:y="19.637cm"/>
    </style:handout-master>
    <style:master-page style:name="Standard" style:page-layout-name="PM1" draw:style-name="Mdp1">
      <draw:frame presentation:style-name="Standard-title" draw:layer="backgroundobjects" svg:width="7.137cm" svg:height="1.667cm" svg:x="0.391cm" svg:y="0.402cm" presentation:class="title" presentation:placeholder="true">
        <draw:text-box/>
      </draw:frame>
      <draw:frame presentation:style-name="Standard-outline1" draw:layer="backgroundobjects" svg:width="7.137cm" svg:height="5.8cm" svg:x="0.391cm" svg:y="2.327cm" presentation:class="outline" presentation:placeholder="true">
        <draw:text-box/>
      </draw:frame>
      <draw:frame presentation:style-name="Mpr1" draw:text-style-name="MP2" draw:layer="backgroundobjects" svg:width="1.847cm" svg:height="0.691cm" svg:x="0.391cm" svg:y="9.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514cm" svg:height="0.691cm" svg:x="2.703cm" svg:y="9.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47cm" svg:height="0.691cm" svg:x="5.678cm" svg:y="9.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4T13:19:41.979676203</meta:creation-date>
    <dc:date>2020-12-24T20:50:01.068003435</dc:date>
    <meta:editing-duration>PT27M39S</meta:editing-duration>
    <meta:editing-cycles>16</meta:editing-cycles>
    <meta:generator>LibreOffice/6.0.7.3$Linux_X86_64 LibreOffice_project/00m0$Build-3</meta:generator>
    <meta:document-statistic meta:object-count="45"/>
  </office:meta>
</office:document-meta>
</file>